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nt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6.2">
            <text:p>66,2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03.254777889261">
            <text:p>$103,25</text:p>
          </table:table-cell>
          <table:table-cell table:style-name="ce5" table:formula="of:=[.F2]-[.B3]/[.B4]" office:value-type="currency" office:currency="USD" office:value="103.254777889261">
            <text:p>$103,25</text:p>
          </table:table-cell>
          <table:table-cell table:style-name="ce15" table:formula="of:=[.G2]/1.08" office:value-type="currency" office:currency="EUR" office:value="95.6062758233896">
            <text:p>95,6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2.7518957869223">
            <text:p>$72,75</text:p>
          </table:table-cell>
          <table:table-cell table:style-name="ce7" table:formula="of:=[.F3]-[.B3]/[.B4]" office:value-type="currency" office:currency="USD" office:value="72.7518957869223">
            <text:p>$72,75</text:p>
          </table:table-cell>
          <table:table-cell table:style-name="ce16" table:formula="of:=[.G3]/1.08" office:value-type="currency" office:currency="EUR" office:value="67.3628664693725">
            <text:p>67,3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7.3221304595497">
            <text:p>67,3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9.3">
            <text:p>49,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2.0290392315406">
            <text:p>$42,03</text:p>
          </table:table-cell>
          <table:table-cell table:style-name="ce14" table:formula="of:=[.F4]-[.B3]/[.B4]" office:value-type="currency" office:currency="USD" office:value="42.0290392315406">
            <text:p>$42,03</text:p>
          </table:table-cell>
          <table:table-cell table:style-name="ce17" table:formula="of:=[.G4]/1.08" office:value-type="currency" office:currency="EUR" office:value="38.9157770662413">
            <text:p>38,9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6">
            <text:p>$2,8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3">
            <text:p>$1,43</text:p>
          </table:table-cell>
          <table:table-cell table:style-name="ce5"/>
          <table:table-cell table:style-name="ce5" table:formula="of:=[.B8]/(1+[.D2])^(1/4)" office:value-type="currency" office:currency="USD" office:value="1.40601545028832">
            <text:p>$1,41</text:p>
          </table:table-cell>
          <table:table-cell table:style-name="ce7" table:formula="of:=[.B5]/2" office:value-type="currency" office:currency="USD" office:value="1.43">
            <text:p>$1,43</text:p>
          </table:table-cell>
          <table:table-cell table:style-name="ce7"/>
          <table:table-cell table:style-name="ce7" table:formula="of:=[.E8]/(1+[.D3])^(1/4)" office:value-type="currency" office:currency="USD" office:value="1.40113055149886">
            <text:p>$1,40</text:p>
          </table:table-cell>
          <table:table-cell table:style-name="ce8" table:formula="of:=[.B5]/2" office:value-type="currency" office:currency="USD" office:value="1.43">
            <text:p>$1,43</text:p>
          </table:table-cell>
          <table:table-cell table:style-name="ce8"/>
          <table:table-cell table:style-name="ce8" table:formula="of:=[.H8]/(1+[.D4])^(1/4)" office:value-type="currency" office:currency="USD" office:value="1.39632934823712">
            <text:p>$1,4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576">
            <text:p>$4,58</text:p>
          </table:table-cell>
          <table:table-cell office:value-type="percentage" office:value="0.6">
            <text:p>60,00%</text:p>
          </table:table-cell>
          <table:table-cell table:formula="of:=[.B9]/(1+[.$D$2])^[.A9]" office:value-type="currency" office:currency="USD" office:value="4.27663551401869">
            <text:p>$4,28</text:p>
          </table:table-cell>
          <table:table-cell table:formula="of:=[.B5]*(1+[.F9])" office:value-type="currency" office:currency="USD" office:value="4.3472">
            <text:p>$4,35</text:p>
          </table:table-cell>
          <table:table-cell office:value-type="percentage" office:value="0.52">
            <text:p>52,00%</text:p>
          </table:table-cell>
          <table:table-cell table:formula="of:=[.E9]/(1+[.$D$3])^[.A9]" office:value-type="currency" office:currency="USD" office:value="4.00663594470046">
            <text:p>$4,01</text:p>
          </table:table-cell>
          <table:table-cell table:formula="of:=[.B5]*(1+[.I9])" office:value-type="currency" office:currency="USD" office:value="3.718">
            <text:p>$3,72</text:p>
          </table:table-cell>
          <table:table-cell office:value-type="percentage" office:value="0.3">
            <text:p>30,00%</text:p>
          </table:table-cell>
          <table:table-cell table:formula="of:=[.H9]/(1+[.$D$4])^[.A9]" office:value-type="currency" office:currency="USD" office:value="3.38">
            <text:p>$3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0336">
            <text:p>$5,03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4.39654118263604">
            <text:p>$4,40</text:p>
          </table:table-cell>
          <table:table-cell table:formula="of:=[.E9]*(1+[.F10])" office:value-type="currency" office:currency="USD" office:value="4.56456">
            <text:p>$4,56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3.87738962390367">
            <text:p>$3,88</text:p>
          </table:table-cell>
          <table:table-cell table:formula="of:=[.H9]*(1+[.I10])" office:value-type="currency" office:currency="USD" office:value="3.79236">
            <text:p>$3,79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3.13418181818182">
            <text:p>$3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54368">
            <text:p>$6,54</text:p>
          </table:table-cell>
          <table:table-cell office:value-type="percentage" office:value="0.3">
            <text:p>30,00%</text:p>
          </table:table-cell>
          <table:table-cell table:formula="of:=[.B11]/(1+[.$D$2])^[.A11]" office:value-type="currency" office:currency="USD" office:value="5.34159209105313">
            <text:p>$5,34</text:p>
          </table:table-cell>
          <table:table-cell table:formula="of:=[.E10]*(1+[.F11])" office:value-type="currency" office:currency="USD" office:value="5.477472">
            <text:p>$5,48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4.28835718772756">
            <text:p>$4,29</text:p>
          </table:table-cell>
          <table:table-cell table:formula="of:=[.H10]*(1+[.I11])" office:value-type="currency" office:currency="USD" office:value="3.8682072">
            <text:p>$3,8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90624132231405">
            <text:p>$2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870864">
            <text:p>$6,87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5.24174924822971">
            <text:p>$5,24</text:p>
          </table:table-cell>
          <table:table-cell table:formula="of:=[.E11]*(1+[.F12])" office:value-type="currency" office:currency="USD" office:value="5.69657088">
            <text:p>$5,7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4.11049905551766">
            <text:p>$4,11</text:p>
          </table:table-cell>
          <table:table-cell table:formula="of:=[.H11]*(1+[.I12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64203756574004">
            <text:p>$2,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2144072">
            <text:p>$7,21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5.14377262676747">
            <text:p>$5,14</text:p>
          </table:table-cell>
          <table:table-cell table:formula="of:=[.E12]*(1+[.F13])" office:value-type="currency" office:currency="USD" office:value="5.9244337152">
            <text:p>$5,92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3.94001752786947">
            <text:p>$3,94</text:p>
          </table:table-cell>
          <table:table-cell table:formula="of:=[.H12]*(1+[.I13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40185233249095">
            <text:p>$2,4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57512756">
            <text:p>$7,58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5.04762734402415">
            <text:p>$5,05</text:p>
          </table:table-cell>
          <table:table-cell table:formula="of:=[.E13]*(1+[.F14])" office:value-type="currency" office:currency="USD" office:value="6.102166726656">
            <text:p>$6,10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3.74029313705581">
            <text:p>$3,74</text:p>
          </table:table-cell>
          <table:table-cell table:formula="of:=[.H13]*(1+[.I14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18350212044632">
            <text:p>$2,1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953883938">
            <text:p>$7,95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4.95327916936949">
            <text:p>$4,95</text:p>
          </table:table-cell>
          <table:table-cell table:formula="of:=[.E14]*(1+[.F15])" office:value-type="currency" office:currency="USD" office:value="6.28523172845568">
            <text:p>$6,29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3.55069302411749">
            <text:p>$3,55</text:p>
          </table:table-cell>
          <table:table-cell table:formula="of:=[.H14]*(1+[.I15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98500192767847">
            <text:p>$1,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3515781349">
            <text:p>$8,35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4.8606945119981">
            <text:p>$4,86</text:p>
          </table:table-cell>
          <table:table-cell table:formula="of:=[.E15]*(1+[.F16])" office:value-type="currency" office:currency="USD" office:value="6.47378868030935">
            <text:p>$6,47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3.370703976812">
            <text:p>$3,37</text:p>
          </table:table-cell>
          <table:table-cell table:formula="of:=[.H15]*(1+[.I16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80454720698043">
            <text:p>$1,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685641260296">
            <text:p>$8,69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4.7244133574561">
            <text:p>$4,72</text:p>
          </table:table-cell>
          <table:table-cell table:formula="of:=[.E16]*(1+[.F17])" office:value-type="currency" office:currency="USD" office:value="6.60326445391554">
            <text:p>$6,60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16877240216428">
            <text:p>$3,17</text:p>
          </table:table-cell>
          <table:table-cell table:formula="of:=[.H16]*(1+[.I17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6404974608913">
            <text:p>$1,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03306691070784">
            <text:p>$9,03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59195316986387">
            <text:p>$4,59</text:p>
          </table:table-cell>
          <table:table-cell table:formula="of:=[.E17]*(1+[.F18])" office:value-type="currency" office:currency="USD" office:value="6.73532974299385">
            <text:p>$6,7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97893811079038">
            <text:p>$2,98</text:p>
          </table:table-cell>
          <table:table-cell table:formula="of:=[.H17]*(1+[.I18])" office:value-type="currency" office:currency="USD" office:value="3.8682072">
            <text:p>$3,8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491361328083">
            <text:p>$1,4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9.9842736657051">
            <text:p>$49,98</text:p>
          </table:table-cell>
          <table:table-cell/>
          <table:table-cell table:style-name="ce7"/>
          <table:table-cell table:formula="of:=SUM([.G8:.G18])" office:value-type="currency" office:currency="USD" office:value="38.4334305421576">
            <text:p>$38,43</text:p>
          </table:table-cell>
          <table:table-cell/>
          <table:table-cell table:style-name="ce8"/>
          <table:table-cell table:formula="of:=SUM([.J8:.J18])" office:value-type="currency" office:currency="USD" office:value="24.9655524310435">
            <text:p>$24,9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8.396802928494">
            <text:p>$108,40</text:p>
          </table:table-cell>
          <table:table-cell table:style-name="ce5"/>
          <table:table-cell table:formula="of:=[.B20]/(1+[.D2])^([.A18]+1/2)" office:value-type="currency" office:currency="USD" office:value="53.2705042235557">
            <text:p>$53,27</text:p>
          </table:table-cell>
          <table:table-cell table:formula="of:=[.E18]*[.D5]" office:value-type="currency" office:currency="USD" office:value="80.8239569159262">
            <text:p>$80,82</text:p>
          </table:table-cell>
          <table:table-cell table:style-name="ce7"/>
          <table:table-cell table:formula="of:=[.E20]/(1+[.D3])^([.A18]+1/2)" office:value-type="currency" office:currency="USD" office:value="34.3184652447646">
            <text:p>$34,32</text:p>
          </table:table-cell>
          <table:table-cell table:formula="of:=[.H18]*[.D5]" office:value-type="currency" office:currency="USD" office:value="46.4184864">
            <text:p>$46,42</text:p>
          </table:table-cell>
          <table:table-cell table:style-name="ce8"/>
          <table:table-cell table:formula="of:=[.H20]/(1+[.D4])^([.A18]+1/2)" office:value-type="currency" office:currency="USD" office:value="17.0634868004971">
            <text:p>$17,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11:1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24T11:11:06.08</dc:date>
    <dc:creator>aaa </dc:creator>
    <meta:editing-duration>P2DT19H32M30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